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38625" officeooo:paragraph-rsid="00238625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7f153" officeooo:paragraph-rsid="0027f153" style:font-weight-asian="bold" style:font-weight-complex="bold"/>
    </style:style>
    <style:style style:name="P6" style:family="paragraph" style:parent-style-name="Standard">
      <style:text-properties fo:language="en" fo:country="US" officeooo:paragraph-rsid="00174679"/>
    </style:style>
    <style:style style:name="P7" style:family="paragraph" style:parent-style-name="Standard">
      <style:text-properties fo:language="en" fo:country="US" officeooo:rsid="002016fa" officeooo:paragraph-rsid="002016fa"/>
    </style:style>
    <style:style style:name="P8" style:family="paragraph" style:parent-style-name="Standard">
      <style:text-properties fo:language="en" fo:country="US" officeooo:rsid="00220373" officeooo:paragraph-rsid="00220373"/>
    </style:style>
    <style:style style:name="P9" style:family="paragraph" style:parent-style-name="Standard">
      <style:text-properties fo:language="en" fo:country="US" fo:font-weight="normal" officeooo:rsid="0024dd0c" officeooo:paragraph-rsid="0024dd0c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paragraph-rsid="001a42f6" style:font-weight-asian="normal" style:font-weight-complex="normal"/>
    </style:style>
    <style:style style:name="P11" style:family="paragraph" style:parent-style-name="Standard">
      <style:text-properties fo:language="en" fo:country="US" officeooo:rsid="0025f6b1" officeooo:paragraph-rsid="0025f6b1"/>
    </style:style>
    <style:style style:name="P12" style:family="paragraph" style:parent-style-name="Standard">
      <style:text-properties fo:language="en" fo:country="US" officeooo:rsid="001a42f6" officeooo:paragraph-rsid="001a42f6"/>
    </style:style>
    <style:style style:name="P13" style:family="paragraph" style:parent-style-name="Standard">
      <style:text-properties fo:language="en" fo:country="US" officeooo:rsid="0027f153" officeooo:paragraph-rsid="0027f153"/>
    </style:style>
    <style:style style:name="P14" style:family="paragraph" style:parent-style-name="Standard">
      <style:text-properties style:font-name="Arial" fo:font-size="12pt" fo:language="en" fo:country="US" fo:font-style="normal" officeooo:rsid="001cf2c2" officeooo:paragraph-rsid="001cf2c2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en" fo:country="US" fo:font-weight="bold" officeooo:rsid="001cf2c2" officeooo:paragraph-rsid="001cf2c2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en" fo:country="US" style:font-size-asian="12pt" style:font-size-complex="12pt"/>
    </style:style>
    <style:style style:name="P19" style:family="paragraph" style:parent-style-name="Standard">
      <style:text-properties fo:font-size="12pt" fo:language="en" fo:country="US" officeooo:paragraph-rsid="001cf2c2" style:font-size-asian="12pt" style:font-size-complex="12pt"/>
    </style:style>
    <style:style style:name="P20" style:family="paragraph" style:parent-style-name="Standard">
      <style:text-properties fo:font-size="12pt" fo:language="en" fo:country="US" officeooo:rsid="001cf2c2" officeooo:paragraph-rsid="001cf2c2" style:font-size-asian="12pt" style:font-size-complex="12pt"/>
    </style:style>
    <style:style style:name="P21" style:family="paragraph" style:parent-style-name="Standard">
      <style:paragraph-properties fo:break-before="page"/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break-before="page"/>
      <style:text-properties fo:font-size="12pt" fo:language="en" fo:country="US" style:font-size-asian="12pt" style:font-size-complex="12pt"/>
    </style:style>
    <style:style style:name="P23" style:family="paragraph" style:parent-style-name="Standard">
      <style:text-properties fo:language="en" fo:country="US" fo:font-weight="normal" officeooo:rsid="0024dd0c" officeooo:paragraph-rsid="002caffb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299c03" officeooo:paragraph-rsid="001a42f6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2ed0a4" officeooo:paragraph-rsid="002ed0a4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2fdea7" officeooo:paragraph-rsid="002fdea7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305ea0" officeooo:paragraph-rsid="00305ea0" style:font-weight-asian="normal" style:font-weight-complex="normal"/>
    </style:style>
    <style:style style:name="P28" style:family="paragraph" style:parent-style-name="Standard">
      <style:text-properties fo:language="en" fo:country="US" officeooo:paragraph-rsid="0024dd0c"/>
    </style:style>
    <style:style style:name="P29" style:family="paragraph" style:parent-style-name="Standard">
      <style:text-properties fo:language="en" fo:country="US" officeooo:rsid="0027f153" officeooo:paragraph-rsid="002caffb"/>
    </style:style>
    <style:style style:name="P30" style:family="paragraph" style:parent-style-name="Standard">
      <style:text-properties fo:language="en" fo:country="US" officeooo:rsid="0027f153" officeooo:paragraph-rsid="002ed0a4"/>
    </style:style>
    <style:style style:name="P31" style:family="paragraph" style:parent-style-name="Standard">
      <style:text-properties fo:language="en" fo:country="US" officeooo:rsid="0027f153" officeooo:paragraph-rsid="00305ea0"/>
    </style:style>
    <style:style style:name="P32" style:family="paragraph" style:parent-style-name="Standard">
      <style:text-properties fo:language="en" fo:country="US" officeooo:rsid="002d78b4" officeooo:paragraph-rsid="002d78b4"/>
    </style:style>
    <style:style style:name="P33" style:family="paragraph" style:parent-style-name="Standard">
      <style:text-properties fo:language="en" fo:country="US" officeooo:rsid="002ed0a4" officeooo:paragraph-rsid="002ed0a4"/>
    </style:style>
    <style:style style:name="P34" style:family="paragraph" style:parent-style-name="Standard">
      <style:text-properties fo:language="en" fo:country="US" fo:font-weight="bold" officeooo:rsid="002fdea7" officeooo:paragraph-rsid="002fdea7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305ea0" officeooo:paragraph-rsid="00305ea0" style:font-weight-asian="bold" style:font-weight-complex="bold"/>
    </style:style>
    <style:style style:name="P36" style:family="paragraph" style:parent-style-name="Standard">
      <style:text-properties fo:language="en" fo:country="US" officeooo:rsid="0025f6b1" officeooo:paragraph-rsid="0025f6b1"/>
    </style:style>
    <style:style style:name="P37" style:family="paragraph">
      <style:paragraph-properties fo:text-align="center"/>
    </style:style>
    <style:style style:name="P38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9" style:family="paragraph">
      <loext:graphic-properties draw:fill-color="#ffff00"/>
      <style:paragraph-properties fo:text-align="center"/>
      <style:text-properties fo:font-size="12pt"/>
    </style:style>
    <style:style style:name="P40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41" style:family="paragraph">
      <loext:graphic-properties draw:fill-color="#ffff00"/>
      <style:paragraph-properties fo:text-align="center"/>
      <style:text-properties fo:font-size="9pt" style:font-size-asian="9pt" style:font-size-complex="9pt"/>
    </style:style>
    <style:style style:name="P42" style:family="paragraph">
      <loext:graphic-properties draw:fill-color="#ffff00"/>
      <style:paragraph-properties fo:text-align="center"/>
      <style:text-properties fo:font-size="11pt" style:font-size-asian="11pt" style:font-size-complex="11pt"/>
    </style:style>
    <style:style style:name="P43" style:family="paragraph">
      <loext:graphic-properties draw:fill-color="#cc9900"/>
      <style:paragraph-properties fo:text-align="center"/>
      <style:text-properties fo:font-size="12pt"/>
    </style:style>
    <style:style style:name="P44" style:family="paragraph">
      <loext:graphic-properties draw:fill-color="#ff3333"/>
      <style:paragraph-properties fo:text-align="center"/>
      <style:text-properties fo:font-size="12pt"/>
    </style:style>
    <style:style style:name="P45" style:family="paragraph">
      <loext:graphic-properties draw:fill-color="#99ffff"/>
      <style:paragraph-properties fo:text-align="center"/>
    </style:style>
    <style:style style:name="P46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47" style:family="paragraph">
      <loext:graphic-properties draw:fill-color="#ff3333"/>
      <style:paragraph-properties fo:text-align="center"/>
    </style:style>
    <style:style style:name="T1" style:family="text">
      <style:text-properties officeooo:rsid="00174679"/>
    </style:style>
    <style:style style:name="T2" style:family="text">
      <style:text-properties officeooo:rsid="0018fad6"/>
    </style:style>
    <style:style style:name="T3" style:family="text">
      <style:text-properties officeooo:rsid="001a42f6"/>
    </style:style>
    <style:style style:name="T4" style:family="text">
      <style:text-properties officeooo:rsid="001cf2c2"/>
    </style:style>
    <style:style style:name="T5" style:family="text">
      <style:text-properties officeooo:rsid="00220373"/>
    </style:style>
    <style:style style:name="T6" style:family="text">
      <style:text-properties officeooo:rsid="002386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d0a4" style:font-weight-asian="bold" style:font-weight-complex="bold"/>
    </style:style>
    <style:style style:name="T9" style:family="text">
      <style:text-properties officeooo:rsid="002caffb"/>
    </style:style>
    <style:style style:name="T10" style:family="text">
      <style:text-properties officeooo:rsid="002ed0a4"/>
    </style:style>
    <style:style style:name="T11" style:family="text">
      <style:text-properties officeooo:rsid="002fdea7"/>
    </style:style>
    <style:style style:name="T12" style:family="text">
      <style:text-properties officeooo:rsid="00305ea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00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ffff00" draw:fill-color="#ffff00" draw:textarea-horizontal-align="center" draw:textarea-vertical-align="middle" style:run-through="foreground"/>
    </style:style>
    <style:style style:name="gr8" style:family="graphic">
      <style:graphic-properties svg:stroke-color="#ffff00" draw:fill-color="#ffff00" draw:textarea-horizontal-align="right" draw:textarea-vertical-align="middle" style:run-through="foreground"/>
    </style:style>
    <style:style style:name="gr9" style:family="graphic">
      <style:graphic-properties svg:stroke-color="#000000" draw:fill-color="#cc9900" draw:textarea-horizontal-align="center" draw:textarea-vertical-align="middle" style:run-through="foreground"/>
    </style:style>
    <style:style style:name="gr10" style:family="graphic">
      <style:graphic-properties draw:fill-color="#ff3333" draw:textarea-horizontal-align="center" draw:textarea-vertical-align="middle" style:run-through="foreground"/>
    </style:style>
    <style:style style:name="gr11" style:family="graphic">
      <style:graphic-properties svg:stroke-color="#000000" draw:fill-color="#99ffff" draw:textarea-horizontal-align="center" draw:textarea-vertical-align="middle" style:run-through="foreground"/>
    </style:style>
    <style:style style:name="gr12" style:family="graphic">
      <style:graphic-properties svg:stroke-color="#99ffff" draw:fill-color="#99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223N <text:s/>Assignment <text:span text:style-name="T2">5</text:span></text:p>
      <text:p text:style-name="P16">Falling Apples</text:p>
      <text:p text:style-name="P18"/>
      <text:p text:style-name="P18"/>
      <text:p text:style-name="P15">Introduction</text:p>
      <text:p text:style-name="P18"/>
      <text:p text:style-name="P19">Think about an apple tree where the apples are ripe for harvesting. <text:s/>If the apples are not picked when ripe they begin to fall to the ground. <text:s/><text:span text:style-name="T4">If an apple falls and hits the ground it is damaged for retail sale. <text:s/>There is a eight year old boy under the tree with a baseball mitt whose job is to catch each apple before it hits the ground.</text:span></text:p>
      <text:p text:style-name="P19"/>
      <text:p text:style-name="P19"/>
      <text:p text:style-name="P17">Your job</text:p>
      <text:p text:style-name="P20"/>
      <text:p text:style-name="P20">Make a C# program that replicates falling apples being caught before they fall on the ground. <text:s/>A suggested user interface looks like the next page.</text:p>
      <text:p text:style-name="P18"/>
      <text:p text:style-name="P18"/>
      <text:p text:style-name="P15">Learning experience</text:p>
      <text:p text:style-name="P18"/>
      <text:p text:style-name="P18">In this assignment you will learn new features of C Sharp such as these.</text:p>
      <text:p text:style-name="P18"/>
      <text:p text:style-name="P14"><text:tab/>How to read the coordinates of the cursor into x and y variable<text:span text:style-name="T5">s</text:span>.</text:p>
      <text:p text:style-name="P18"/>
      <text:p text:style-name="P18"><text:tab/><text:span text:style-name="T5">How to make a random integer generator.</text:span></text:p>
      <text:p text:style-name="P18"/>
      <text:p text:style-name="P18"/>
      <text:p text:style-name="P22"><draw:line text:anchor-type="paragraph" draw:z-index="0" draw:style-name="gr1" draw:text-style-name="P37" svg:x1="17.212cm" svg:y1="0.748cm" svg:x2="17.212cm" svg:y2="4.436cm"><text:p/></draw:line><draw:rect text:anchor-type="paragraph" draw:z-index="1" draw:style-name="gr2" draw:text-style-name="P38" svg:width="1.297cm" svg:height="0.899cm" svg:x="16.614cm" svg:y="4.434cm"><text:p text:style-name="P37"><text:span text:style-name="T13">900</text:span></text:p><text:p text:style-name="P37"><text:span text:style-name="T13">pixe</text:span><text:span text:style-name="T13">ls</text:span></text:p></draw:rect><draw:line text:anchor-type="paragraph" draw:z-index="2" draw:style-name="gr1" draw:text-style-name="P37" svg:x1="16.813cm" svg:y1="0.748cm" svg:x2="17.61cm" svg:y2="0.748cm"><text:p/></draw:line><draw:line text:anchor-type="paragraph" draw:z-index="3" draw:style-name="gr1" draw:text-style-name="P37" svg:x1="17.212cm" svg:y1="5.333cm" svg:x2="17.212cm" svg:y2="11.612cm"><text:p/></draw:line><draw:line text:anchor-type="paragraph" draw:z-index="4" draw:style-name="gr1" draw:text-style-name="P37" svg:x1="16.614cm" svg:y1="11.61cm" svg:x2="17.81cm" svg:y2="11.61cm"><text:p/></draw:line></text:p>
      <text:p text:style-name="P2"><draw:g text:anchor-type="paragraph" draw:z-index="7" draw:style-name="gr3"><draw:rect draw:style-name="gr11" draw:text-style-name="P45" svg:width="15.648cm" svg:height="7.316cm" svg:x="0.78cm" svg:y="0.261cm"><text:p/></draw:rect><draw:rect draw:style-name="gr12" draw:text-style-name="P46" svg:width="14.655cm" svg:height="0.705cm" svg:x="1.276cm" svg:y="0.37cm"><text:p text:style-name="P37"><text:span text:style-name="T16">Fal</text:span><text:span text:style-name="T16">ling </text:span><text:span text:style-name="T16">Ap</text:span><text:span text:style-name="T16">ple</text:span><text:span text:style-name="T16">s </text:span><text:span text:style-name="T16">by </text:span><text:span text:style-name="T16">Jo</text:span><text:span text:style-name="T16">hn </text:span><text:span text:style-name="T16">Mo</text:span><text:span text:style-name="T16">ren</text:span><text:span text:style-name="T16">o</text:span></text:p></draw:rect><draw:ellipse draw:style-name="gr10" draw:text-style-name="P47" svg:width="0.698cm" svg:height="0.699cm" svg:x="12.43cm" svg:y="0.575cm"><text:p/></draw:ellips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6" draw:style-name="gr3"><draw:rect draw:style-name="gr9" draw:text-style-name="P43" svg:width="15.655cm" svg:height="3.52cm" svg:x="0.78cm" svg:y="0.273cm"><text:p/></draw:rect><draw:ellipse draw:style-name="gr10" draw:text-style-name="P44" svg:width="0.698cm" svg:height="0.699cm" svg:x="9.233cm" svg:y="0.772cm"><text:p/></draw:ellipse></draw:g></text:p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5" draw:style-name="gr3"><draw:rect draw:style-name="gr4" draw:text-style-name="P39" svg:width="15.65cm" svg:height="3.192cm" svg:x="0.785cm" svg:y="0.385cm"><text:p/></draw:rect><draw:g draw:style-name="gr5"><draw:rect draw:style-name="gr6" draw:text-style-name="P40" svg:width="1.696cm" svg:height="0.798cm" svg:x="1.933cm" svg:y="1.073cm"><text:p text:style-name="P37"><text:span text:style-name="T14">Sta</text:span><text:span text:style-name="T14">rt</text:span></text:p></draw:rect><draw:rect draw:style-name="gr6" draw:text-style-name="P40" svg:width="1.696cm" svg:height="0.699cm" svg:x="1.933cm" svg:y="2.369cm"><text:p text:style-name="P37"><text:span text:style-name="T14">Cle</text:span><text:span text:style-name="T14">ar</text:span></text:p></draw:rect><draw:rect draw:style-name="gr6" draw:text-style-name="P40" svg:width="1.595cm" svg:height="0.798cm" svg:x="4.434cm" svg:y="1.073cm"><text:p text:style-name="P37"><text:span text:style-name="T14">Pa</text:span><text:span text:style-name="T14">use</text:span></text:p></draw:rect><draw:rect draw:style-name="gr6" draw:text-style-name="P40" svg:width="1.696cm" svg:height="0.699cm" svg:x="13.741cm" svg:y="2.369cm"><text:p text:style-name="P37"><text:span text:style-name="T14">Exit</text:span></text:p></draw:rect><draw:rect draw:style-name="gr7" draw:text-style-name="P41" svg:width="2.393cm" svg:height="0.599cm" svg:x="9.641cm" svg:y="0.773cm"><text:p text:style-name="P37"><text:span text:style-name="T14">Ap</text:span><text:span text:style-name="T14">ple</text:span><text:span text:style-name="T14">s </text:span><text:span text:style-name="T14">cau</text:span><text:span text:style-name="T14">ght</text:span></text:p></draw:rect><draw:rect draw:style-name="gr8" draw:text-style-name="P42" svg:width="2.294cm" svg:height="0.5cm" svg:x="9.641cm" svg:y="1.371cm"><text:p text:style-name="P37"><text:span text:style-name="T15">3 <text:s text:c="2"/></text:span></text:p></draw:rect><draw:rect draw:style-name="gr7" draw:text-style-name="P41" svg:width="2.393cm" svg:height="0.599cm" svg:x="12.543cm" svg:y="0.771cm"><text:p text:style-name="P37"><text:span text:style-name="T14">Ap</text:span><text:span text:style-name="T14">ple</text:span><text:span text:style-name="T14">s </text:span><text:span text:style-name="T14">mis</text:span><text:span text:style-name="T14">sed</text:span></text:p></draw:rect><draw:rect draw:style-name="gr8" draw:text-style-name="P42" svg:width="2.296cm" svg:height="0.502cm" svg:x="12.435cm" svg:y="1.371cm"><text:p text:style-name="P37"><text:span text:style-name="T15">1 <text:s text:c="2"/></text:span></text:p></draw:rect><draw:rect draw:style-name="gr7" draw:text-style-name="P41" svg:width="2.393cm" svg:height="0.599cm" svg:x="9.543cm" svg:y="2.272cm"><text:p text:style-name="P37"><text:span text:style-name="T14">Su</text:span><text:span text:style-name="T14">cce</text:span><text:span text:style-name="T14">ss </text:span><text:span text:style-name="T14">rati</text:span><text:span text:style-name="T14">o</text:span></text:p></draw:rect><draw:rect draw:style-name="gr8" draw:text-style-name="P42" svg:width="2.294cm" svg:height="0.5cm" svg:x="9.641cm" svg:y="2.87cm"><text:p text:style-name="P37"><text:span text:style-name="T15">0.7</text:span><text:span text:style-name="T15">5 <text:s text:c="2"/></text:span></text:p></draw:rect></draw:g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scription of the <text:span text:style-name="T6">basic falling apples game</text:span></text:p>
      <text:p text:style-name="P2"/>
      <text:p text:style-name="P2">The red circles represent red apples falling from a tree. <text:s/>The tree is tall and is outside the view of the interface. <text:s/>Each apple has a radius equal to <text:span text:style-name="T9">8</text:span> pixels. <text:s/>The apples fall from the tree directly downward to the ground.</text:p>
      <text:p text:style-name="P2"/>
      <text:p text:style-name="P7">The apple tree is in an orchard. <text:s/>The ground is brown dirt. <text:s/>The sky is light blue. <text:s/>In the distant horizon the sky meets the ground. <text:s text:c="2"/>Apples fall from the tree (not seen) at random times. <text:s/>Your job is to catch the apple by clicking the mouse on the red falling apple. <text:s/>If the apple has reached the yellow control panel then it is too late – the apple is damaged. <text:s/>If the apple is in the blue sky area it is too high – you can’t reach it. <text:s/>The only time you can catch the apple is <text:span text:style-name="T5">when it is</text:span> low enough. <text:s/><text:span text:style-name="T5">To catch the apple it must reach or pass the horizon line.</text:span></text:p>
      <text:p text:style-name="P2"/>
      <text:p text:style-name="P8">You “catch” an apple by clicking the cursor on the red ball. <text:s/>That is considered a catch. <text:s/>When an apple has been caught it disappears from view, and of course, the apple caught counter increases by one.</text:p>
      <text:p text:style-name="P2"/>
      <text:p text:style-name="P8"><text:soft-page-break/>Apples fall from the tree at random places. <text:s/>Lets suppose the width of your user interface is 1280 pixels. <text:s/>Then your program picks a random place between <text:span text:style-name="T9">8</text:span> and 127<text:span text:style-name="T9">2</text:span> for the starting place of the apple. <text:s/>[Don’t pick a place close to the edge because the apple may be partially hidden from view.]</text:p>
      <text:p text:style-name="P8"/>
      <text:p text:style-name="P8">You decide the linear speed of the falling apples. <text:s/>Pick a nice <text:span text:style-name="T9">moderate </text:span>speed: not too slow and not too fast.</text:p>
      <text:p text:style-name="P8"/>
      <text:p text:style-name="P8">After a certain number of fallen apples the game stops. <text:s/>For example, after say 10 apples the game is over. <text:s text:c="2"/>You decide how many apples to allow.</text:p>
      <text:p text:style-name="P8"/>
      <text:p text:style-name="P11">End of description of the basic game.</text:p>
      <text:p text:style-name="P2"/>
      <text:p text:style-name="P2"/>
      <text:p text:style-name="P4">The advanced game</text:p>
      <text:p text:style-name="P3"/>
      <text:p text:style-name="P9">You are invited to enhance the basic game. <text:s/>Here are the ideas.</text:p>
      <text:p text:style-name="P9"/>
      <text:p text:style-name="P23">The apples do not fall one by one. <text:s/><text:span text:style-name="T9">Sometimes the second apple will begin to fall before the first apple is caught or hits the ground. <text:s/>Enhance your game by allowing two concurrently falling apples.</text:span></text:p>
      <text:p text:style-name="P23"/>
      <text:p text:style-name="P9">As the game progresses the wind speed increases. <text:s text:c="2"/>Therefore, successive apples begin to fall faster than the previous apples. <text:s/><text:span text:style-name="T9">Enhance your game by making each additional apple fall slightly faster than its predecessor. </text:span></text:p>
      <text:p text:style-name="P28"/>
      <text:p text:style-name="P11">You pick an advanced option and implement it.</text:p>
      <text:p text:style-name="P11"/>
      <text:p text:style-name="P11">End of description of the advanced game.</text:p>
      <text:p text:style-name="P2"/>
      <text:p text:style-name="P2"/>
      <text:p text:style-name="P2"/>
      <text:p text:style-name="P11"/>
      <text:p text:style-name="P2"/>
      <text:p text:style-name="P2"/>
      <text:p text:style-name="P6"/>
      <text:p text:style-name="P6"/>
      <text:p text:style-name="P6"/>
      <text:p text:style-name="P6"/>
      <text:p text:style-name="P6">This document was created in Libre Office and saved in open source format “.odt”. <text:s/>If you use a Microsoft product to view a document saved in an open source format it is <text:span text:style-name="T3">common to find that </text:span>diagrams will appear distorted. <text:s/>The best solution is to obtain a free copy of Libre Office made for the Windows platform. <text:s text:c="2"/><text:span text:style-name="T1">http://www.libreoffice.org/download/libreoffice-fresh/</text:span></text:p>
      <text:p text:style-name="P21">Sample programs</text:p>
      <text:p text:style-name="P2"/>
      <text:p text:style-name="P11">Look at the class website for a program that shows how to get the coordinates of the pixel where the mouse was clicked.</text:p>
      <text:p text:style-name="P2"/>
      <text:p text:style-name="P2"/>
      <text:p text:style-name="P5">When you are finished</text:p>
      <text:p text:style-name="P13"/>
      <text:p text:style-name="P29">When you have a working copy of the Falling Apple program you send me the source code as in the past. <text:s/>I will run your program and send back an evaluation of your program. <text:s/>It is always good to have feed back about your progress.</text:p>
      <text:p text:style-name="P29"/>
      <text:p text:style-name="P31"><text:span text:style-name="T9">Also, you need to test the system of submitting programs. <text:s/>Past experience has shown that the CSUF spam filter has deleted email with attachments contains compiled code or zipped files. <text:s/></text:span></text:p>
      <text:p text:style-name="P31"/>
      <text:p text:style-name="P31"><text:span text:style-name="T12">The syllabus states that Linux is the official platform of this course. <text:s/>Tuffix is an excellent platform on which to learn open source programming. <text:s/>If you are developing programs in an another platform like a Mac that is ok. <text:s/>You should not even tell me – I am not concerned with what you do on your private computer. <text:s/>The one thing you have to do is send me C# source files and a Bash file that will run without further modification in a Linux distro such as Tuffix as soon as I receive them.</text:span></text:p>
      <text:p text:style-name="P29"/>
      <text:p text:style-name="P32">All of the above should be tested by sending me <text:span text:style-name="T11">at least one </text:span>completed homework <text:span text:style-name="T11">program.</text:span></text:p>
      <text:p text:style-name="P33"/>
      <text:p text:style-name="P11"/>
      <text:p text:style-name="P30"><text:span text:style-name="T7">Due November 2</text:span><text:span text:style-name="T8">2</text:span>, 201<text:span text:style-name="T10">9, the day before Winter Break begins. <text:s/></text:span></text:p>
      <text:p text:style-name="P30"/>
      <text:p text:style-name="P30">If you finish the basic apple game by this date you are then “caught up” with homework. <text:s/>We say you are making normal progress.</text:p>
      <text:p text:style-name="P13"/>
      <text:p text:style-name="P13"/>
      <text:p text:style-name="P33">Obviously, you don’t have to see me in person in order to submit your completed program.</text:p>
      <text:p text:style-name="P12"/>
      <text:p text:style-name="P10"/>
      <text:p text:style-name="P34">Assignment 6 (The last one)</text:p>
      <text:p text:style-name="P26"/>
      <text:p text:style-name="P25">I expect to have Assignment 6 posted in the middle of November with a due date December 13, 2019</text:p>
      <text:p text:style-name="P10"/>
      <text:p text:style-name="P10"/>
      <text:p text:style-name="P10"/>
      <text:p text:style-name="P35">Final exam – A mandatory attendance day – No exceptions</text:p>
      <text:p text:style-name="P27"/>
      <text:p text:style-name="P27">December 18 from 3pm to 4:50pm. <text:s/>You know how this works. <text:s/>The procedure will be the same as the midterm.</text:p>
      <text:p text:style-name="P10"/>
      <text:p text:style-name="P1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8:05:24</meta:creation-date>
    <dc:date>2019-11-03T09:26:05.363335914</dc:date>
    <meta:editing-duration>PT2H56M47S</meta:editing-duration>
    <meta:editing-cycles>28</meta:editing-cycles>
    <meta:generator>LibreOffice/6.2.7.1$Linux_X86_64 LibreOffice_project/20$Build-1</meta:generator>
    <meta:print-date>2015-03-16T08:30:07.137210023</meta:print-date>
    <meta:document-statistic meta:table-count="0" meta:image-count="0" meta:object-count="0" meta:page-count="4" meta:paragraph-count="39" meta:word-count="916" meta:character-count="5027" meta:non-whitespace-character-count="4091"/>
  </office:meta>
</office:document-meta>
</file>